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Exception.Notifi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Exception.NotificationExcep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Exception.NotificationExceptio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Exception.NotificationException( Throwab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